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2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4c4c4c" fo:font-weight="normal" style:font-weight-asian="normal" style:font-weight-complex="normal"/>
    </style:style>
    <style:style style:name="T11" style:family="text">
      <style:text-properties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2" style:family="text">
      <style:text-properties style:font-name="TimesNewRomanPSMT" style:font-name-asian="TimesNewRomanPSMT" style:font-name-complex="TimesNewRomanPSM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3"/>
      <text:p text:style-name="P9">INGENIERÍA DEL SOFTWARE III</text:p>
      <text:p text:style-name="P8"/>
      <text:p text:style-name="P5"><text:span text:style-name="T5">Número de <text:s/>Iteración ( Fase de la Iteración)</text:span><text:span text:style-name="T4"> </text:span></text:p>
      <text:p text:style-name="P8"/>
      <text:p text:style-name="P6"><text:span text:style-name="T6"><text:tab/><text:tab/><text:tab/><text:tab/></text:span><text:span text:style-name="T7"><text:tab/></text:span></text:p>
      <text:p text:style-name="P7"/>
      <text:p text:style-name="P6"><text:span text:style-name="T7"><text:tab/><text:tab/><text:tab/><text:tab/><text:tab/></text:span><text:span text:style-name="T8">Profesor de prácticas asignado: </text:span><text:span text:style-name="T11">Miguel Lastra Leidinger</text:span></text:p>
      <text:p text:style-name="P7"><text:tab/><text:tab/><text:tab/><text:tab/><text:tab/><text:span text:style-name="T9">Grupo de prácticas:</text:span> <text:span text:style-name="T12">Grupo M 1.2, Miércoles 12-14h</text:span></text:p>
      <text:p text:style-name="P7"><text:tab/><text:tab/><text:tab/><text:tab/><text:tab/><text:span text:style-name="T9">Firman este documento: </text:span></text:p>
      <text:p text:style-name="P7"><text:tab/><text:tab/><text:tab/><text:tab/><text:tab/><text:tab/>Miguel López Fernández – 75161559C <text:s/>(Encargado)</text:p>
      <text:p text:style-name="P7"><text:tab/><text:tab/><text:tab/><text:tab/><text:tab/><text:tab/></text:p>
      <text:p text:style-name="P7"/>
      <text:p text:style-name="P7"/>
      <text:p text:style-name="P7"><text:tab/><text:tab/><text:tab/><text:tab/><text:tab/></text:p>
      <text:p text:style-name="P7"/>
      <text:p text:style-name="P7"/>
      <text:p text:style-name="P13">Observaciones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">Documento afectado: <text:span text:style-name="T10">DD 1.0</text:span></text:p>
          </table:table-cell>
        </table:table-row>
        <table:table-row>
          <table:table-cell table:style-name="Tabla6.A2" office:value-type="string">
            <text:p text:style-name="P10">Importancia: <text:span text:style-name="T10">Media</text:span></text:p>
          </table:table-cell>
        </table:table-row>
        <table:table-row>
          <table:table-cell table:style-name="Tabla6.A2" office:value-type="string">
            <text:p text:style-name="P10">Descripción de la observación: <text:span text:style-name="T10">Se ha detectado la omisión en la arquitectura del sistema del paquete comunicaciones, necesario para comunicar el software con el exterior, por ejemplo, un cliente desde su casa con el centro medico</text:span></text:p>
          </table:table-cell>
        </table:table-row>
        <table:table-row>
          <table:table-cell table:style-name="Tabla6.A2" office:value-type="string">
            <text:p text:style-name="P10">Solución de cambio propuesta:<text:span text:style-name="T3"> </text:span><text:span text:style-name="T10">Inclusión en la arquitectura del sistema, y de ahí recursivamente ( diagrama de componentes, etc... ) del paquete comunicaciones.</text:span></text:p>
          </table:table-cell>
        </table:table-row>
      </table:table>
      <text:p text:style-name="P4"/>
      <text:p text:style-name="P13">Observaciones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>Documento afectado: <text:span text:style-name="T10">DD 1.0</text:span></text:p>
          </table:table-cell>
        </table:table-row>
        <table:table-row>
          <table:table-cell table:style-name="Tabla1.A2" office:value-type="string">
            <text:p text:style-name="P10">Importancia: <text:span text:style-name="T10">Media</text:span></text:p>
          </table:table-cell>
        </table:table-row>
        <table:table-row>
          <table:table-cell table:style-name="Tabla1.A2" office:value-type="string">
            <text:p text:style-name="P10">Descripción de la observación: <text:span text:style-name="T10">Se ha detectado la omisión en la arquitectura del sistema del paquete comunicaciones, necesario para comunicar el software con el exterior, por ejemplo, un cliente desde su casa con el centro medico</text:span></text:p>
          </table:table-cell>
        </table:table-row>
        <table:table-row>
          <table:table-cell table:style-name="Tabla1.A2" office:value-type="string">
            <text:p text:style-name="P10">Solución de cambio propuesta:<text:span text:style-name="T3"> </text:span><text:span text:style-name="T10">Inclusión en la arquitectura del sistema, y de ahí recursivamente ( diagrama de componentes, etc... ) del paquete comunicaciones.</text:span></text:p>
          </table:table-cell>
        </table:table-row>
      </table:table>
      <text:p text:style-name="P4"/>
      <text:p text:style-name="P13">Observaciones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Documento afectado: <text:span text:style-name="T10">DD 1.0</text:span></text:p>
          </table:table-cell>
        </table:table-row>
        <table:table-row>
          <table:table-cell table:style-name="Tabla2.A2" office:value-type="string">
            <text:p text:style-name="P10">Importancia: <text:span text:style-name="T10">Alta</text:span></text:p>
          </table:table-cell>
        </table:table-row>
        <table:table-row>
          <table:table-cell table:style-name="Tabla2.A2" office:value-type="string">
            <text:p text:style-name="P10">Descripción de la observación: <text:span text:style-name="T10">Se hecha de menos un Diagrama de E/R</text:span></text:p>
          </table:table-cell>
        </table:table-row>
        <table:table-row>
          <table:table-cell table:style-name="Tabla2.A2" office:value-type="string">
            <text:p text:style-name="P10">Solución de cambio propuesta:<text:span text:style-name="T3"> </text:span><text:span text:style-name="T10">Inclusión en <text:s/>el documento de un diagrama E/R</text:span></text:p>
          </table:table-cell>
        </table:table-row>
      </table:table>
      <text:p text:style-name="P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04/05/2011</text:p>
        <text:p text:style-name="MP2">Nombre Documento:<text:span text:style-name="MT1"> “Revisión documento DD v1.0”</text:span></text:p>
        <text:p text:style-name="MP2">Fase de Iteración: <text:span text:style-name="MT2">“</text:span><text:span text:style-name="MT1">Fase Planificacion”</text:span><text:span text:style-name="MT3"> <text:s/></text:span><text:s text:c="5"/>Nº Iteración: <text:span text:style-name="MT3">“</text:span><text:span text:style-name="MT1">Iteración 2”</text:span></text:p>
        <text:p text:style-name="MP2">Número Grupo: <text:span text:style-name="MT1">M 1.2 <text:s text:c="15"/></text:span>Nº revisión:” <text:span text:style-name="MT1">x.x</text:span>”</text:p>
      </style:header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1-04-05T13:55:11</meta:creation-date>
    <meta:editing-cycles>14</meta:editing-cycles>
    <meta:editing-duration>PT00H36M40S</meta:editing-duration>
    <meta:initial-creator>Juan </meta:initial-creator>
    <dc:date>2011-05-04T12:09:00.32</dc:date>
    <dc:creator>Miguel Lopez </dc:creator>
    <meta:document-statistic meta:table-count="3" meta:image-count="1" meta:object-count="0" meta:page-count="4" meta:paragraph-count="29" meta:word-count="226" meta:character-count="1556"/>
  </office:meta>
</office:document-meta>
</file>